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5in" style:page-number="auto" table:align="center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3.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99in" fo:padding-right="0.0799in" fo:padding-top="0.15in" fo:padding-bottom="0.15in" fo:border="none" style:writing-mode="lr-tb"/>
    </style:style>
    <style:style style:name="Table1.A2" style:family="table-cell">
      <style:table-cell-properties style:vertical-align="top" fo:padding-left="0.0799in" fo:padding-right="0.0799in" fo:padding-top="0.15in" fo:padding-bottom="0.15in" fo:border-left="none" fo:border-right="none" fo:border-top="none" fo:border-bottom="0.0069in solid #000000" style:writing-mode="lr-tb"/>
    </style:style>
    <style:style style:name="Table1.A3" style:family="table-cell">
      <style:table-cell-properties style:vertical-align="top" fo:padding-left="0.0799in" fo:padding-right="0.0799in" fo:padding-top="0.15in" fo:padding-bottom="0.15in" fo:border-left="none" fo:border-right="none" fo:border-top="0.0069in solid #000000" fo:border-bottom="0.0069in solid #000000" style:writing-mode="lr-tb"/>
    </style:style>
    <style:style style:name="Table1.A7" style:family="table-cell">
      <style:table-cell-properties style:vertical-align="top" fo:padding-left="0.0799in" fo:padding-right="0.0799in" fo:padding-top="0.15in" fo:padding-bottom="0.15in" fo:border-left="none" fo:border-right="none" fo:border-top="0.0069in solid #000000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P2" style:family="paragraph" style:parent-style-name="Standard">
      <style:text-properties style:font-name="Arial" fo:font-style="italic" style:font-style-asian="italic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list-style-name="WW8Num1">
      <style:text-properties style:font-name="Arial" style:font-name-complex="Arial"/>
    </style:style>
    <style:style style:name="P6" style:family="paragraph" style:parent-style-name="Standard">
      <style:paragraph-properties fo:margin-left="0.5in" fo:margin-right="0in" fo:text-indent="0in" style:auto-text-indent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margin-left="0.5in" fo:margin-right="0in" fo:text-indent="0in" style:auto-text-indent="false"/>
      <style:text-properties style:font-name="Arial" fo:font-style="italic" style:font-style-asian="italic" style:font-name-complex="Arial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>Your Name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2">Permanent Address</text:p>
            <text:p text:style-name="P6">Address</text:p>
            <text:p text:style-name="P6">City, State <text:s/>ZIP</text:p>
            <text:p text:style-name="P6">Phone </text:p>
            <text:p text:style-name="P6">Email</text:p>
          </table:table-cell>
          <table:covered-table-cell/>
          <table:table-cell table:style-name="Table1.A2" office:value-type="string">
            <text:p text:style-name="P2">Local Address</text:p>
            <text:p text:style-name="P6">Address</text:p>
            <text:p text:style-name="P6">City, State <text:s/>ZIP</text:p>
            <text:p text:style-name="P6">Phone </text:p>
            <text:p text:style-name="P6">Email</text:p>
          </table:table-cell>
        </table:table-row>
        <table:table-row table:style-name="Table1.1">
          <table:table-cell table:style-name="Table1.A3" office:value-type="string">
            <text:p text:style-name="P3">Objective</text:p>
          </table:table-cell>
          <table:table-cell table:style-name="Table1.A3" table:number-columns-spanned="2" office:value-type="string">
            <text:p text:style-name="P4">An entry-level position as a cheese straightener. <text:s/>I’ve always dreamed of straightening cheese, and am willing to start at the bottom to build my career.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">Summary</text:p>
          </table:table-cell>
          <table:table-cell table:style-name="Table1.A3" table:number-columns-spanned="2" office:value-type="string">
            <text:p text:style-name="P4">Who are you? Why are you the best candidate?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">Education</text:p>
          </table:table-cell>
          <table:table-cell table:style-name="Table1.A3" table:number-columns-spanned="2" office:value-type="string">
            <text:p text:style-name="P3">Undergraduate School</text:p>
            <text:p text:style-name="P4">degrees earned</text:p>
            <text:p text:style-name="P4">coursework studied</text:p>
            <text:p text:style-name="P4"/>
            <text:p text:style-name="P3">Graduate School</text:p>
            <text:p text:style-name="P4">degrees earned</text:p>
            <text:p text:style-name="P4">coursework studied</text:p>
            <text:p text:style-name="P4"/>
            <text:p text:style-name="P3">Vocational School</text:p>
            <text:p text:style-name="P4">certificates earned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">Experience</text:p>
          </table:table-cell>
          <table:table-cell table:style-name="Table1.A3" table:number-columns-spanned="2" office:value-type="string">
            <text:p text:style-name="P3">Job Title</text:p>
            <text:p text:style-name="P7">Company Name <text:s text:c="2"/>City <text:s/>State <text:s/></text:p>
            <text:p text:style-name="P7">Dates of employment</text:p>
            <text:list xml:id="list6308582833045545101" text:style-name="WW8Num1">
              <text:list-item>
                <text:p text:style-name="P5">Job responsibility/achievement</text:p>
              </text:list-item>
              <text:list-item>
                <text:p text:style-name="P5">Job responsibility/achievement</text:p>
              </text:list-item>
            </text:list>
            <text:p text:style-name="P4"/>
            <text:p text:style-name="P3">Job Title</text:p>
            <text:p text:style-name="P7">Company Name <text:s text:c="2"/>City <text:s/>State <text:s/></text:p>
            <text:p text:style-name="P7">Dates of employment</text:p>
            <text:list xml:id="list35184046" text:continue-numbering="true" text:style-name="WW8Num1">
              <text:list-item>
                <text:p text:style-name="P5">Job responsibility/achievement</text:p>
              </text:list-item>
              <text:list-item>
                <text:p text:style-name="P5">Job responsibility/achievement</text:p>
              </text:list-item>
            </text:list>
          </table:table-cell>
          <table:covered-table-cell/>
        </table:table-row>
        <table:table-row table:style-name="Table1.1">
          <table:table-cell table:style-name="Table1.A7" office:value-type="string">
            <text:p text:style-name="P3">Activities</text:p>
            <text:p text:style-name="P3"/>
          </table:table-cell>
          <table:table-cell table:style-name="Table1.A7" table:number-columns-spanned="2" office:value-type="string">
            <text:p text:style-name="P4">Civic Involvement</text:p>
            <text:p text:style-name="P4"/>
            <text:p text:style-name="P4">Professional or Scholastic Organization membership</text:p>
            <text:p text:style-name="P4"/>
          </table:table-cell>
          <table:covered-table-cell/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Helvetica" fo:font-size="12pt" fo:language="en" fo:country="US" style:font-name-asian="Times New Roman" style:font-size-asian="12pt" style:font-name-complex="Helvetica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www.LibreOfficeTemplates.net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intable Entry-Level Resume</dc:title>
    <meta:keyword>free printable instant resume templates</meta:keyword>
    <dc:description>Printable instant resume templates by Savetz Publishing, Inc. Download a resume template, open it in Microsoft Word, customize it and enter your information, and print your personalized resume.</dc:description>
    <meta:initial-creator>Savetz Publishing, Inc.</meta:initial-creator>
    <meta:creation-date>2009-09-02T18:45:00</meta:creation-date>
    <dc:creator>Brenna Crotty</dc:creator>
    <dc:date>2013-10-23T15:04:39.60</dc:date>
    <meta:editing-cycles>7</meta:editing-cycles>
    <meta:editing-duration>PT54M52S</meta:editing-duration>
    <meta:generator>OpenOffice/4.0.1$Win32 OpenOffice.org_project/401m5$Build-9714</meta:generator>
    <meta:document-statistic meta:table-count="1" meta:image-count="0" meta:object-count="0" meta:page-count="1" meta:paragraph-count="39" meta:word-count="111" meta:character-count="815"/>
  </office:meta>
</office:document-meta>
</file>